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Contents_20_1">
      <style:paragraph-properties>
        <style:tab-stops>
          <style:tab-stop style:position="6in" style:type="right" style:leader-style="dotted" style:leader-text="."/>
        </style:tab-stops>
      </style:paragraph-properties>
    </style:style>
    <style:style style:name="P4" style:family="paragraph" style:parent-style-name="Contents_20_2">
      <style:paragraph-properties>
        <style:tab-stops>
          <style:tab-stop style:position="6in" style:type="right" style:leader-style="dotted" style:leader-text="."/>
        </style:tab-stops>
      </style:paragraph-properties>
    </style:style>
    <style:style style:name="P5" style:family="paragraph" style:parent-style-name="Contents_20_3">
      <style:paragraph-properties>
        <style:tab-stops>
          <style:tab-stop style:position="6in" style:type="right" style:leader-style="dotted" style:leader-text="."/>
        </style:tab-stops>
      </style:paragraph-properties>
    </style:style>
    <style:style style:name="P6" style:family="paragraph" style:parent-style-name="Standard">
      <style:paragraph-properties fo:text-align="center" style:justify-single-word="false"/>
    </style:style>
    <style:style style:name="P7" style:family="paragraph" style:parent-style-name="Standard">
      <style:paragraph-properties fo:text-align="end" style:justify-single-word="false"/>
      <style:text-properties style:font-name="Calibri" style:font-name-complex="Calibri"/>
    </style:style>
    <style:style style:name="P8" style:family="paragraph" style:parent-style-name="Standard">
      <style:text-properties style:font-name="Calibri" style:font-name-complex="Calibri"/>
    </style:style>
    <style:style style:name="P9" style:family="paragraph" style:parent-style-name="Standard">
      <style:paragraph-properties fo:margin-left="0.5in" fo:margin-right="0in" fo:text-indent="0in" style:auto-text-indent="false"/>
      <style:text-properties style:font-name="Calibri" style:font-name-complex="Calibri"/>
    </style:style>
    <style:style style:name="P10" style:family="paragraph" style:parent-style-name="Standard">
      <style:paragraph-properties fo:margin-left="0.5in" fo:margin-right="0in" fo:text-indent="0in" style:auto-text-indent="false" fo:padding-left="0in" fo:padding-right="0in" fo:padding-top="0in" fo:padding-bottom="0.0138in" fo:border-left="none" fo:border-right="none" fo:border-top="none" fo:border-bottom="0.74pt solid #000000" style:shadow="none"/>
      <style:text-properties style:font-name="Calibri" style:font-name-complex="Calibri"/>
    </style:style>
    <style:style style:name="P11" style:family="paragraph" style:parent-style-name="Standard">
      <style:paragraph-properties fo:margin-left="0in" fo:margin-right="0in" fo:text-indent="0.5in" style:auto-text-indent="false"/>
      <style:text-properties style:font-name="Calibri" style:font-name-complex="Calibri"/>
    </style:style>
    <style:style style:name="P12" style:family="paragraph" style:parent-style-name="Standard">
      <style:paragraph-properties fo:margin-left="0.5in" fo:margin-right="0in" fo:text-indent="0.5in" style:auto-text-indent="false"/>
      <style:text-properties style:font-name="Calibri" style:font-name-complex="Calibri"/>
    </style:style>
    <style:style style:name="P13" style:family="paragraph" style:parent-style-name="Standard">
      <style:paragraph-properties fo:margin-left="1in" fo:margin-right="0in" fo:text-indent="0in" style:auto-text-indent="false"/>
      <style:text-properties style:font-name="Calibri" style:font-name-complex="Calibri"/>
    </style:style>
    <style:style style:name="P14" style:family="paragraph" style:parent-style-name="Standard">
      <style:paragraph-properties fo:margin-left="0in" fo:margin-right="0in" fo:text-indent="0in" style:auto-text-indent="false"/>
      <style:text-properties style:font-name="Calibri" style:font-name-complex="Calibri"/>
    </style:style>
    <style:style style:name="P15" style:family="paragraph" style:parent-style-name="Standard">
      <style:paragraph-properties fo:margin-left="0in" fo:margin-right="0in" fo:text-indent="0in" style:auto-text-indent="false"/>
      <style:text-properties style:font-name="Calibri" officeooo:rsid="002412bf" officeooo:paragraph-rsid="002412bf" style:font-name-complex="Calibri"/>
    </style:style>
    <style:style style:name="P16" style:family="paragraph" style:parent-style-name="Standard">
      <style:paragraph-properties fo:margin-left="0.5in" fo:margin-right="0in" fo:text-indent="0in" style:auto-text-indent="false"/>
      <style:text-properties style:font-name="Calibri" officeooo:rsid="002412bf" officeooo:paragraph-rsid="002412bf" style:font-name-complex="Calibri"/>
    </style:style>
    <style:style style:name="P17" style:family="paragraph" style:parent-style-name="Standard">
      <style:paragraph-properties fo:margin-left="0.5in" fo:margin-right="0in" fo:text-indent="0in" style:auto-text-indent="false"/>
      <style:text-properties style:font-name="Calibri" officeooo:paragraph-rsid="00253d3b" style:font-name-complex="Calibri"/>
    </style:style>
    <style:style style:name="P18" style:family="paragraph" style:parent-style-name="Standard">
      <style:text-properties style:font-name="Calibri" fo:font-size="11pt" fo:language="none" fo:country="none" style:font-size-asian="11pt" style:language-asian="none" style:country-asian="none" style:font-name-complex="Calibri" style:font-size-complex="11pt"/>
    </style:style>
    <style:style style:name="P19" style:family="paragraph" style:parent-style-name="Standard">
      <style:text-properties style:font-name="Calibri" fo:font-weight="bold" style:font-weight-asian="bold" style:font-name-complex="Calibri"/>
    </style:style>
    <style:style style:name="P20" style:family="paragraph" style:parent-style-name="Standard">
      <style:paragraph-properties fo:margin-left="0in" fo:margin-right="0in" fo:text-indent="-0.25in" style:auto-text-indent="false"/>
    </style:style>
    <style:style style:name="P21" style:family="paragraph" style:parent-style-name="Standard">
      <style:paragraph-properties fo:margin-left="0in" fo:margin-right="0in" fo:text-indent="0.5in" style:auto-text-indent="false"/>
    </style:style>
    <style:style style:name="P22" style:family="paragraph" style:parent-style-name="Standard">
      <style:text-properties style:text-underline-style="solid" style:text-underline-width="auto" style:text-underline-color="font-color"/>
    </style:style>
    <style:style style:name="P23" style:family="paragraph" style:parent-style-name="Standard">
      <style:paragraph-properties fo:margin-left="0.5in" fo:margin-right="0in" fo:text-indent="0in" style:auto-text-indent="false"/>
    </style:style>
    <style:style style:name="P24" style:family="paragraph" style:parent-style-name="Standard">
      <style:paragraph-properties fo:margin-left="1in" fo:margin-right="0in" fo:text-indent="0in" style:auto-text-indent="false"/>
    </style:style>
    <style:style style:name="P25" style:family="paragraph" style:parent-style-name="Standard">
      <style:paragraph-properties fo:margin-left="0in" fo:margin-right="0in" fo:text-indent="0.5in" style:auto-text-indent="false"/>
      <style:text-properties officeooo:paragraph-rsid="001e8a17"/>
    </style:style>
    <style:style style:name="P26" style:family="paragraph" style:parent-style-name="Standard">
      <style:paragraph-properties fo:margin-left="0in" fo:margin-right="0in" fo:text-indent="0.5in" style:auto-text-indent="false"/>
      <style:text-properties officeooo:paragraph-rsid="001fdd47"/>
    </style:style>
    <style:style style:name="P27" style:family="paragraph" style:parent-style-name="Standard">
      <style:paragraph-properties fo:margin-left="0.5in" fo:margin-right="0in" fo:text-indent="0in" style:auto-text-indent="false"/>
      <style:text-properties officeooo:paragraph-rsid="002412bf"/>
    </style:style>
    <style:style style:name="P28" style:family="paragraph" style:parent-style-name="Standard">
      <style:paragraph-properties fo:margin-left="1in" fo:margin-right="0in" fo:text-indent="0in" style:auto-text-indent="false"/>
      <style:text-properties officeooo:paragraph-rsid="00253d3b"/>
    </style:style>
    <style:style style:name="P29" style:family="paragraph" style:parent-style-name="Standard">
      <style:paragraph-properties fo:margin-left="0.5in" fo:margin-right="0in" fo:text-indent="0in" style:auto-text-indent="false"/>
      <style:text-properties officeooo:paragraph-rsid="00253d3b"/>
    </style:style>
    <style:style style:name="P30" style:family="paragraph" style:parent-style-name="Contents_20_1">
      <style:paragraph-properties>
        <style:tab-stops>
          <style:tab-stop style:position="6in" style:type="right" style:leader-style="dotted" style:leader-text="."/>
        </style:tab-stops>
      </style:paragraph-properties>
    </style:style>
    <style:style style:name="P31" style:family="paragraph" style:parent-style-name="Contents_20_2">
      <style:paragraph-properties>
        <style:tab-stops>
          <style:tab-stop style:position="6in" style:type="right" style:leader-style="dotted" style:leader-text="."/>
        </style:tab-stops>
      </style:paragraph-properties>
    </style:style>
    <style:style style:name="P32" style:family="paragraph" style:parent-style-name="Contents_20_3">
      <style:paragraph-properties>
        <style:tab-stops>
          <style:tab-stop style:position="6in" style:type="right" style:leader-style="dotted" style:leader-text="."/>
        </style:tab-stops>
      </style:paragraph-properties>
    </style:style>
    <style:style style:name="P33" style:family="paragraph" style:parent-style-name="Heading_20_1">
      <style:paragraph-properties fo:text-align="center" style:justify-single-word="false"/>
    </style:style>
    <style:style style:name="P34" style:family="paragraph" style:parent-style-name="Heading_20_2">
      <style:paragraph-properties fo:break-before="page"/>
    </style:style>
    <style:style style:name="P35" style:family="paragraph" style:parent-style-name="Heading_20_3">
      <style:paragraph-properties fo:margin-left="0in" fo:margin-right="0in" fo:margin-top="0.1665in" fo:margin-bottom="0.1665in" style:contextual-spacing="false" fo:text-indent="-0.25in" style:auto-text-indent="false"/>
      <style:text-properties fo:font-size="12pt" officeooo:paragraph-rsid="001dce13" style:font-size-asian="12pt" style:font-size-complex="12pt"/>
    </style:style>
    <style:style style:name="P36" style:family="paragraph" style:parent-style-name="Heading_20_3">
      <style:paragraph-properties fo:margin-left="0in" fo:margin-right="0in" fo:margin-top="0.1665in" fo:margin-bottom="0.1665in" style:contextual-spacing="false" fo:text-indent="-0.25in" style:auto-text-indent="false"/>
      <style:text-properties fo:font-size="12pt" style:font-size-asian="12pt" style:font-size-complex="12pt"/>
    </style:style>
    <style:style style:name="P37" style:family="paragraph" style:parent-style-name="Heading_20_3" style:master-page-name="">
      <loext:graphic-properties draw:fill="none"/>
      <style:paragraph-properties fo:margin-left="0in" fo:margin-right="0in" fo:margin-top="0.1665in" fo:margin-bottom="0.0417in" style:contextual-spacing="false" fo:orphans="2" fo:widows="2" fo:text-indent="-0.25in" style:auto-text-indent="false" style:page-number="auto" fo:background-color="transparent" fo:keep-with-next="always" style:writing-mode="lr-tb"/>
    </style:style>
    <style:style style:name="P38" style:family="paragraph" style:parent-style-name="Standard" style:list-style-name="WW8Num7"/>
    <style:style style:name="P39" style:family="paragraph" style:parent-style-name="Standard" style:list-style-name="WW8Num7" style:master-page-name="">
      <loext:graphic-properties draw:fill="none" draw:fill-gradient-name="gradient" draw:fill-hatch-name="hatch"/>
      <style:paragraph-properties fo:margin-left="0in" fo:margin-right="0in" fo:margin-top="0.1665in" fo:margin-bottom="0in" style:contextual-spacing="false" fo:orphans="2" fo:widows="2" fo:text-indent="0in" style:auto-text-indent="false" style:page-number="auto" fo:background-color="transparent" style:writing-mode="lr-tb"/>
      <style:text-properties fo:font-size="12pt" officeooo:rsid="001dce13" officeooo:paragraph-rsid="001dce13" style:font-size-asian="12pt" style:font-size-complex="12pt"/>
    </style:style>
    <style:style style:name="P40" style:family="paragraph" style:parent-style-name="Standard" style:list-style-name="WW8Num7" style:master-page-name="">
      <loext:graphic-properties draw:fill="none"/>
      <style:paragraph-properties fo:margin-left="0in" fo:margin-right="0in" fo:margin-top="0.1665in" fo:margin-bottom="0.1665in" style:contextual-spacing="false" fo:orphans="2" fo:widows="2" fo:text-indent="0in" style:auto-text-indent="false" style:page-number="auto" fo:background-color="transparent" style:writing-mode="lr-tb"/>
      <style:text-properties fo:font-size="12pt" officeooo:paragraph-rsid="001dce13" style:font-size-asian="12pt" style:font-size-complex="12pt"/>
    </style:style>
    <style:style style:name="P41" style:family="paragraph" style:parent-style-name="Standard" style:list-style-name="WW8Num7">
      <loext:graphic-properties draw:fill="none" draw:fill-gradient-name="gradient" draw:fill-hatch-name="hatch"/>
      <style:paragraph-properties fo:margin-left="0in" fo:margin-right="0in" fo:margin-top="0in" fo:margin-bottom="0in" style:contextual-spacing="false" fo:orphans="2" fo:widows="2" fo:text-indent="0in" style:auto-text-indent="false" fo:background-color="transparent" style:writing-mode="lr-tb"/>
      <style:text-properties style:use-window-font-color="true" loext:opacity="0%" style:font-name="Times New Roman" fo:font-size="12pt" fo:language="en" fo:country="US" officeooo:rsid="001e2034" officeooo:paragraph-rsid="001e2034" style:font-name-asian="Times New Roman" style:font-size-asian="12pt" style:font-name-complex="Times New Roman" style:font-size-complex="12pt" style:language-complex="ar" style:country-complex="SA"/>
    </style:style>
    <style:style style:name="P42" style:family="paragraph" style:parent-style-name="Standard" style:list-style-name="WW8Num6"/>
    <style:style style:name="P43" style:family="paragraph" style:parent-style-name="Standard" style:list-style-name="WW8Num2"/>
    <style:style style:name="P44" style:family="paragraph" style:parent-style-name="Standard" style:list-style-name="WW8Num4"/>
    <style:style style:name="P45" style:family="paragraph" style:parent-style-name="Standard">
      <style:text-properties style:font-name="Calibri" style:font-name-complex="Calibri"/>
    </style:style>
    <style:style style:name="P46" style:family="paragraph" style:parent-style-name="Standard">
      <style:paragraph-properties fo:margin-left="0.5in" fo:margin-right="0in" fo:text-indent="0in" style:auto-text-indent="false"/>
      <style:text-properties style:font-name="Calibri" style:font-name-complex="Calibri"/>
    </style:style>
    <style:style style:name="P47" style:family="paragraph" style:parent-style-name="Standard">
      <style:paragraph-properties fo:margin-left="0.5in" fo:margin-right="0in" fo:text-indent="0.5in" style:auto-text-indent="false"/>
      <style:text-properties style:font-name="Calibri" style:font-name-complex="Calibri"/>
    </style:style>
    <style:style style:name="P48" style:family="paragraph" style:parent-style-name="Standard">
      <style:paragraph-properties fo:margin-left="0.5in" fo:margin-right="0in" fo:text-indent="0in" style:auto-text-indent="false"/>
      <style:text-properties style:font-name="Calibri" officeooo:rsid="002412bf" officeooo:paragraph-rsid="002412bf" style:font-name-complex="Calibri"/>
    </style:style>
    <style:style style:name="P49" style:family="paragraph" style:parent-style-name="Standard">
      <style:text-properties style:font-name="Calibri" officeooo:rsid="002b47f9" officeooo:paragraph-rsid="002b47f9" style:font-name-complex="Calibri"/>
    </style:style>
    <style:style style:name="P50" style:family="paragraph" style:parent-style-name="Standard">
      <style:text-properties style:font-name="Calibri" fo:font-weight="bold" style:font-weight-asian="bold" style:font-name-complex="Calibri"/>
    </style:style>
    <style:style style:name="P51" style:family="paragraph" style:parent-style-name="Standard">
      <style:text-properties style:text-underline-style="solid" style:text-underline-width="auto" style:text-underline-color="font-color"/>
    </style:style>
    <style:style style:name="P52" style:family="paragraph" style:parent-style-name="Standard">
      <style:text-properties officeooo:rsid="00287d52" officeooo:paragraph-rsid="002a4ee0"/>
    </style:style>
    <style:style style:name="P53" style:family="paragraph" style:parent-style-name="Standard">
      <style:text-properties officeooo:paragraph-rsid="002a4ee0"/>
    </style:style>
    <style:style style:name="P54" style:family="paragraph" style:parent-style-name="Standard">
      <style:paragraph-properties fo:margin-left="0in" fo:margin-right="0in" fo:text-indent="-0.25in" style:auto-text-indent="false"/>
      <style:text-properties officeooo:paragraph-rsid="002a4ee0"/>
    </style:style>
    <style:style style:name="P55" style:family="paragraph" style:parent-style-name="Standard">
      <style:paragraph-properties fo:margin-left="0in" fo:margin-right="0in" fo:text-indent="-0.25in" style:auto-text-indent="false"/>
    </style:style>
    <style:style style:name="P56" style:family="paragraph" style:parent-style-name="Standard">
      <style:paragraph-properties fo:margin-left="0in" fo:margin-right="0in" fo:text-indent="0.5in" style:auto-text-indent="false"/>
      <style:text-properties officeooo:paragraph-rsid="002ad3e6"/>
    </style:style>
    <style:style style:name="P57" style:family="paragraph" style:parent-style-name="Standard">
      <style:text-properties officeooo:rsid="002b47f9" officeooo:paragraph-rsid="002b47f9"/>
    </style:style>
    <style:style style:name="P58" style:family="paragraph" style:parent-style-name="Standard">
      <style:text-properties officeooo:rsid="002bf652" officeooo:paragraph-rsid="002bf652"/>
    </style:style>
    <style:style style:name="P59" style:family="paragraph" style:parent-style-name="Standard">
      <style:paragraph-properties fo:margin-left="0in" fo:margin-right="0in" fo:text-indent="0.5in" style:auto-text-indent="false"/>
      <style:text-properties style:font-name="Calibri" officeooo:rsid="002ad3e6" officeooo:paragraph-rsid="002ad3e6"/>
    </style:style>
    <style:style style:name="P60" style:family="paragraph" style:parent-style-name="Standard">
      <style:paragraph-properties fo:margin-left="0in" fo:margin-right="0in" fo:text-indent="0.5in" style:auto-text-indent="false"/>
      <style:text-properties style:font-name="Calibri" officeooo:paragraph-rsid="002a4ee0"/>
    </style:style>
    <style:style style:name="T1" style:family="text">
      <style:text-properties style:font-name="Calibri" style:font-name-complex="Calibri"/>
    </style:style>
    <style:style style:name="T2" style:family="text">
      <style:text-properties style:font-name="Calibri" officeooo:rsid="002412bf" style:font-name-complex="Calibri"/>
    </style:style>
    <style:style style:name="T3" style:family="text">
      <style:text-properties style:font-name="Calibri" officeooo:rsid="00253d3b" style:font-name-complex="Calibri"/>
    </style:style>
    <style:style style:name="T4" style:family="text">
      <style:text-properties style:font-name="Calibri" officeooo:rsid="0025c7ee" style:font-name-complex="Calibri"/>
    </style:style>
    <style:style style:name="T5" style:family="text">
      <style:text-properties style:font-name="Calibri" officeooo:rsid="002a4ee0" style:font-name-complex="Calibri"/>
    </style:style>
    <style:style style:name="T6" style:family="text">
      <style:text-properties style:font-name="Calibri" fo:font-weight="bold" style:font-weight-asian="bold" style:font-name-complex="Calibri"/>
    </style:style>
    <style:style style:name="T7" style:family="text">
      <style:text-properties style:font-name="Calibri" fo:font-style="italic" style:font-style-asian="italic" style:font-name-complex="Calibri"/>
    </style:style>
    <style:style style:name="T8" style:family="text">
      <style:text-properties fo:font-size="12pt" fo:font-weight="bold" officeooo:rsid="002a4ee0" style:font-size-asian="12pt" style:font-weight-asian="bold" style:font-size-complex="12pt" style:font-weight-complex="bold"/>
    </style:style>
    <style:style style:name="T9" style:family="text">
      <style:text-properties fo:font-style="italic" style:font-style-asian="italic"/>
    </style:style>
    <style:style style:name="T10" style:family="text">
      <style:text-properties style:font-name="Wingdings 2" fo:font-size="18pt" fo:font-weight="bold" style:font-name-asian="Wingdings 2" style:font-size-asian="18pt" style:font-weight-asian="bold" style:font-name-complex="Wingdings 2" style:font-size-complex="18pt"/>
    </style:style>
    <style:style style:name="T11" style:family="text">
      <style:text-properties style:font-name="Wingdings 2" fo:font-size="18pt" fo:font-weight="bold" officeooo:rsid="002a4ee0" style:font-name-asian="Wingdings 2" style:font-size-asian="18pt" style:font-weight-asian="bold" style:font-name-complex="Wingdings 2" style:font-size-complex="18pt"/>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1e8a17" style:font-weight-asian="bold" style:font-weight-complex="bold"/>
    </style:style>
    <style:style style:name="T15" style:family="text">
      <style:text-properties fo:font-weight="bold" officeooo:rsid="001fdd47" style:font-weight-asian="bold" style:font-weight-complex="bold"/>
    </style:style>
    <style:style style:name="T16" style:family="text">
      <style:text-properties fo:font-size="18pt" style:font-size-asian="18pt" style:font-size-complex="18pt"/>
    </style:style>
    <style:style style:name="T17" style:family="text">
      <style:text-properties fo:color="#000000" loext:opacity="100%" style:font-name="Calibri" style:text-underline-style="none" style:font-name-complex="Calibri"/>
    </style:style>
    <style:style style:name="T18" style:family="text">
      <style:text-properties officeooo:rsid="001dce13"/>
    </style:style>
    <style:style style:name="T19" style:family="text">
      <style:text-properties officeooo:rsid="001e8a17"/>
    </style:style>
    <style:style style:name="T20" style:family="text">
      <style:text-properties officeooo:rsid="00207d0e"/>
    </style:style>
    <style:style style:name="T21" style:family="text">
      <style:text-properties officeooo:rsid="002226d5"/>
    </style:style>
    <style:style style:name="T22" style:family="text">
      <style:text-properties officeooo:rsid="00253d3b"/>
    </style:style>
    <style:style style:name="T23" style:family="text">
      <style:text-properties officeooo:rsid="0025c7ee"/>
    </style:style>
    <style:style style:name="T24" style:family="text">
      <style:text-properties officeooo:rsid="00287d52"/>
    </style:style>
    <style:style style:name="T25" style:family="text">
      <style:text-properties officeooo:rsid="002a4ee0"/>
    </style:style>
    <style:style style:name="T26" style:family="text">
      <style:text-properties officeooo:rsid="002ad3e6"/>
    </style:style>
    <style:style style:name="T27" style:family="text">
      <style:text-properties officeooo:rsid="002bf652"/>
    </style:style>
    <style:style style:name="T28" style:family="text">
      <style:text-properties style:font-name="Calibri"/>
    </style:style>
    <style:style style:name="T29" style:family="text">
      <style:text-properties style:font-name="Calibri" officeooo:rsid="002bf65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text:bookmark-start text:name="__RefHeading___Toc452026823"/>Guide for Dynamic CSS<text:bookmark-end text:name="__RefHeading___Toc452026823"/></text:h>
      <text:p text:style-name="Standard"/>
      <text:p text:style-name="P6">(version 3.<text:span text:style-name="T18">5</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Kepler Gelotte</text:p>
      <text:p text:style-name="P2"><text:a xlink:type="simple" xlink:href="http://www.neighborwebmaster.com/" text:style-name="Internet_20_link" text:visited-style-name="Visited_20_Internet_20_Link"><text:span text:style-name="Internet_20_link"><text:span text:style-name="T1">Neighbor Webmaster</text:span></text:span></text:a></text:p>
      <text:p text:style-name="P7">Kepler@neighborwebmaster.com</text:p>
      <text:h text:style-name="P34" text:outline-level="2"><text:bookmark-start text:name="__RefHeading___Toc452026824"/>Contents<text:bookmark-end text:name="__RefHeading___Toc452026824"/></text:h>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text:a xlink:type="simple" xlink:href="#__RefHeading___Toc452026823" text:style-name="Index_20_Link" text:visited-style-name="Index_20_Link">Guide for Dynamic CSS<text:tab/>1</text:a></text:p>
          <text:p text:style-name="P31"><text:a xlink:type="simple" xlink:href="#__RefHeading___Toc452026824" text:style-name="Index_20_Link" text:visited-style-name="Index_20_Link">Contents<text:tab/>2</text:a></text:p>
          <text:p text:style-name="P31"><text:a xlink:type="simple" xlink:href="#__RefHeading___Toc452026825" text:style-name="Index_20_Link" text:visited-style-name="Index_20_Link">What’s New in this Release<text:tab/>3</text:a></text:p>
          <text:p text:style-name="P32"><text:a xlink:type="simple" xlink:href="#__RefHeading___Toc452026826" text:style-name="Index_20_Link" text:visited-style-name="Index_20_Link">Release 3.5<text:tab/>3</text:a></text:p>
          <text:p text:style-name="P32"><text:a xlink:type="simple" xlink:href="#__RefHeading___Toc4520268261" text:style-name="Index_20_Link" text:visited-style-name="Index_20_Link">Release 3.1<text:tab/>3</text:a></text:p>
          <text:p text:style-name="P32"><text:a xlink:type="simple" xlink:href="#__RefHeading___Toc166_872741198" text:style-name="Index_20_Link" text:visited-style-name="Index_20_Link">Release 3.0<text:tab/>3</text:a></text:p>
          <text:p text:style-name="P32"><text:a xlink:type="simple" xlink:href="#__RefHeading___Toc168_872741198" text:style-name="Index_20_Link" text:visited-style-name="Index_20_Link">Release 2.9<text:tab/>3</text:a></text:p>
          <text:p text:style-name="P32"><text:a xlink:type="simple" xlink:href="#__RefHeading___Toc452026828" text:style-name="Index_20_Link" text:visited-style-name="Index_20_Link">Release 2.8<text:tab/>3</text:a></text:p>
          <text:p text:style-name="P32"><text:a xlink:type="simple" xlink:href="#__RefHeading___Toc452026829" text:style-name="Index_20_Link" text:visited-style-name="Index_20_Link">Release 2.7<text:tab/>3</text:a></text:p>
          <text:p text:style-name="P32"><text:a xlink:type="simple" xlink:href="#__RefHeading___Toc452026830" text:style-name="Index_20_Link" text:visited-style-name="Index_20_Link">Release 2.6<text:tab/>3</text:a></text:p>
          <text:p text:style-name="P31"><text:a xlink:type="simple" xlink:href="#__RefHeading___Toc452026831" text:style-name="Index_20_Link" text:visited-style-name="Index_20_Link">Introduction<text:tab/>5</text:a></text:p>
          <text:p text:style-name="P31"><text:a xlink:type="simple" xlink:href="#__RefHeading___Toc452026832" text:style-name="Index_20_Link" text:visited-style-name="Index_20_Link">Tips and Usage<text:tab/>6</text:a></text:p>
          <text:p text:style-name="P31"><text:a xlink:type="simple" xlink:href="#__RefHeading___Toc452026833" text:style-name="Index_20_Link" text:visited-style-name="Index_20_Link">Customizing<text:tab/>7</text:a></text:p>
          <text:p text:style-name="P31"><text:a xlink:type="simple" xlink:href="#__RefHeading___Toc1545_4286355216" text:style-name="Index_20_Link" text:visited-style-name="Index_20_Link">Running the script from the command line<text:tab/>8</text:a></text:p>
          <text:p text:style-name="P31"><text:a xlink:type="simple" xlink:href="#__RefHeading___Toc452026834" text:style-name="Index_20_Link" text:visited-style-name="Index_20_Link">@include<text:tab/>9</text:a></text:p>
          <text:p text:style-name="P31"><text:a xlink:type="simple" xlink:href="#__RefHeading___Toc452026835" text:style-name="Index_20_Link" text:visited-style-name="Index_20_Link">Variables<text:tab/>10</text:a></text:p>
          <text:p text:style-name="P31"><text:a xlink:type="simple" xlink:href="#__RefHeading___Toc452026836" text:style-name="Index_20_Link" text:visited-style-name="Index_20_Link">Using PHP Variables<text:tab/>12</text:a></text:p>
          <text:p text:style-name="P31"><text:a xlink:type="simple" xlink:href="#__RefHeading___Toc452026837" text:style-name="Index_20_Link" text:visited-style-name="Index_20_Link">Expressions<text:tab/>14</text:a></text:p>
          <text:p text:style-name="P31"><text:a xlink:type="simple" xlink:href="#__RefHeading___Toc452026838" text:style-name="Index_20_Link" text:visited-style-name="Index_20_Link">Conditional Logic<text:tab/>15</text:a></text:p>
          <text:p text:style-name="P31"><text:a xlink:type="simple" xlink:href="#__RefHeading___Toc452026839" text:style-name="Index_20_Link" text:visited-style-name="Index_20_Link">Modifying Headers<text:tab/>16</text:a></text:p>
          <text:p text:style-name="P31"><text:a xlink:type="simple" xlink:href="#__RefHeading___Toc452026840" text:style-name="Index_20_Link" text:visited-style-name="Index_20_Link">Automatic Background Image Conversion<text:tab/>17</text:a></text:p>
        </text:index-body>
      </text:table-of-content>
      <text:p text:style-name="P18"/>
      <text:h text:style-name="P34" text:outline-level="2"><text:bookmark-start text:name="__RefHeading___Toc452026825"/>What’s New in this Release<text:bookmark-end text:name="__RefHeading___Toc452026825"/></text:h>
      <text:h text:style-name="P35" text:outline-level="3"><text:bookmark-start text:name="__RefHeading___Toc452026826"/>Release 3.<text:span text:style-name="T18">5</text:span><text:bookmark-end text:name="__RefHeading___Toc452026826"/></text:h>
      <text:list xml:id="list2333842095" text:style-name="WW8Num7">
        <text:list-item>
          <text:p text:style-name="P39">Consolidate filter to one file by using apache mod_rewrite instead of mod_mime.</text:p>
        </text:list-item>
        <text:list-item>
          <text:p text:style-name="P41">Fixed handling of passed boolean variables (e.g. debug=false).</text:p>
        </text:list-item>
        <text:list-item>
          <text:p text:style-name="P41">Support command line testing.</text:p>
        </text:list-item>
        <text:list-item>
          <text:p text:style-name="P41">Removed old IE version testing.</text:p>
        </text:list-item>
      </text:list>
      <text:h text:style-name="P37" text:outline-level="3"><text:bookmark-start text:name="__RefHeading___Toc4520268261"/>Release 3.1<text:bookmark-end text:name="__RefHeading___Toc4520268261"/></text:h>
      <text:list xml:id="list155442156225815" text:continue-numbering="true" text:style-name="WW8Num7">
        <text:list-item>
          <text:p text:style-name="P40">Allow @include of web files.</text:p>
        </text:list-item>
      </text:list>
      <text:h text:style-name="P36" text:outline-level="3"><text:bookmark-start text:name="__RefHeading___Toc166_872741198"/>Release 3.0<text:bookmark-end text:name="__RefHeading___Toc166_872741198"/></text:h>
      <text:list xml:id="list155442445794873" text:continue-numbering="true" text:style-name="WW8Num7">
        <text:list-item>
          <text:p text:style-name="P38">Set variables so the <text:span text:style-name="T9">eval </text:span>and the conditional clauses (<text:span text:style-name="T9">if, elseif</text:span>) <text:s/>no longer need to quote strings. This allows for inline turning on/off switches like <text:span text:style-name="T9">$debug</text:span>.</text:p>
        </text:list-item>
        <text:list-item>
          <text:p text:style-name="P38">Cleaned up formatting of the CSS when <text:span text:style-name="T9">compress=false</text:span>.</text:p>
        </text:list-item>
        <text:list-item>
          <text:p text:style-name="P38">Automatically create cache directory if it doesn’t exist and make it writable.</text:p>
        </text:list-item>
        <text:list-item>
          <text:p text:style-name="P38">Removed javascript code since it is only adding an expires header. </text:p>
        </text:list-item>
      </text:list>
      <text:h text:style-name="P36" text:outline-level="3"><text:bookmark-start text:name="__RefHeading___Toc168_872741198"/>Release 2.9<text:bookmark-end text:name="__RefHeading___Toc168_872741198"/></text:h>
      <text:list xml:id="list1259799834" text:style-name="WW8Num6">
        <text:list-item>
          <text:p text:style-name="P42">Created a better PNG -&gt; GIF conversion algorithm.</text:p>
        </text:list-item>
        <text:list-item>
          <text:p text:style-name="P42">Added matte-color statement to get better alpha transparency when converting from PNG -&gt; GIF.</text:p>
        </text:list-item>
      </text:list>
      <text:h text:style-name="P36" text:outline-level="3"><text:bookmark-start text:name="__RefHeading___Toc452026828"/>Release 2.8<text:bookmark-end text:name="__RefHeading___Toc452026828"/></text:h>
      <text:list xml:id="list4055783665" text:style-name="WW8Num2">
        <text:list-item>
          <text:p text:style-name="P43">Fixed a bug when escaping the end-of-line when setting variables on Unix-based systems. It works now for both Unix end-of-line and Windows end-of-line (“\r\n”).</text:p>
        </text:list-item>
        <text:list-item>
          <text:p text:style-name="P43">Added the <text:span text:style-name="T9">$filter_sizing_method</text:span> parameter. It defaults to ‘scale’ and is used for the Microsoft alpha filter. Valid values are ‘crop’, ‘image’, and ‘scale’. The filter substitution requires browser sniffing and is therefore not reliable however.</text:p>
        </text:list-item>
        <text:list-item>
          <text:p text:style-name="P43">Fixed a bug where passed parameters were not overriding the system variables.</text:p>
        </text:list-item>
      </text:list>
      <text:h text:style-name="P36" text:outline-level="3"><text:bookmark-start text:name="__RefHeading___Toc452026829"/>Release 2.7<text:bookmark-end text:name="__RefHeading___Toc452026829"/></text:h>
      <text:list xml:id="list2709173920" text:style-name="WW8Num4">
        <text:list-item>
          <text:p text:style-name="P44">Added dependency checking when caching. The code now keeps track of “<text:span text:style-name="T9">@include</text:span>”d files and will refresh the cached CSS file if any of the dependent files is updated.</text:p>
        </text:list-item>
      </text:list>
      <text:h text:style-name="P36" text:outline-level="3"><text:bookmark-start text:name="__RefHeading___Toc452026830"/>Release 2.6<text:bookmark-end text:name="__RefHeading___Toc452026830"/></text:h>
      <text:list xml:id="list155441541238286" text:continue-numbering="true" text:style-name="WW8Num4">
        <text:list-item>
          <text:p text:style-name="P44">Added a <text:span text:style-name="T9">$cache</text:span> global. If set to true, processed CSS files are saved to a subdirectory called cache. Timestamps are checked on the requested CSS file to see if the cache is stale. No timestamp check is done on any <text:span text:style-name="T9">@included</text:span> files.</text:p>
        </text:list-item>
        <text:list-item>
          <text:p text:style-name="P44"><text:soft-page-break/>Allow for escaping of semicolons. This is useful when setting variables and you need to include a semicolon in the value. Previously it would have signaled an end of line, with or without the escape character (\).</text:p>
        </text:list-item>
        <text:list-item>
          <text:p text:style-name="P44">Allow for escaping the end-of-line with a backslash (\). This allows you to split a command over multiple lines. This can help readability and will be removed in the processed result.</text:p>
        </text:list-item>
        <text:list-item>
          <text:p text:style-name="P44">Debug comments are no longer compressed away even when <text:span text:style-name="T9">$compress_comments=true</text:span>.</text:p>
        </text:list-item>
      </text:list>
      <text:h text:style-name="P34" text:outline-level="2"><text:bookmark-start text:name="__RefHeading___Toc452026831"/>Introduction<text:bookmark-end text:name="__RefHeading___Toc452026831"/></text:h>
      <text:p text:style-name="Standard"/>
      <text:p text:style-name="Standard"><text:s/>“Why do I need another dynamic CSS language when there is LESS and SASS?”.</text:p>
      <text:p text:style-name="P8"/>
      <text:p text:style-name="Standard">The simple answer to this is that each require a compile step to be initiated outside of your work environment. Some clever people have created daemon processes that detect changes and automatically recompile, however you need to make sure it is running and also there can be a delay. The approach of this library is to have the compile step happen when the request is made to the server for the CSS file. It doesn’t require you to set up a daemon process on your local environment (and destination server if you make quick fixes on the server). Caching speeds up subsequent CSS requests so compiles happen only when needed. </text:p>
      <text:p text:style-name="Standard"/>
      <text:p text:style-name="Standard">Another advantage is the syntax is made to resemble PHP as much as possible. The syntax is simple and allows for an easy learning curve. I personally think some of the features of LESS and SASS overly complicate CSS development with things like mixins, etc.</text:p>
      <text:p text:style-name="Standard"/>
      <text:p text:style-name="Standard">This library is another option you can add to your toolkit (or not). It is open source and free to use and modify if you desire. I hope you find it as useful as I have.</text:p>
      <text:h text:style-name="P34" text:outline-level="2"><text:bookmark-start text:name="__RefHeading___Toc452026832"/>Tips and Usage<text:bookmark-end text:name="__RefHeading___Toc452026832"/></text:h>
      <text:p text:style-name="P20"><text:span text:style-name="T10"></text:span><text:span text:style-name="T16"> </text:span>Place these <text:span text:style-name="T24">two</text:span> files in any directory <text:span text:style-name="T25">or subdirectory </text:span>containing CSS <text:span text:style-name="T24">that you want to use the enhanced functionality in</text:span>:</text:p>
      <text:p text:style-name="P8"><text:tab/>css/.htaccess</text:p>
      <text:p text:style-name="P8"><text:tab/>css/css-filter.php</text:p>
      <text:p text:style-name="P8"/>
      <text:p text:style-name="P54"><text:span text:style-name="T10"></text:span><text:span text:style-name="T16"> </text:span>If you have your CSS files spread across a hierarchy of folders as in:</text:p>
      <text:p text:style-name="P60">css/main.css</text:p>
      <text:p text:style-name="P60">css/theme/blue-sky/theme.css</text:p>
      <text:p text:style-name="P60">…</text:p>
      <text:p text:style-name="P52"><text:span text:style-name="T25">you need the files in both directories to use the enhanced functionality i</text:span><text:span text:style-name="T26">n</text:span><text:span text:style-name="T25"> both css files.</text:span></text:p>
      <text:p text:style-name="P52"/>
      <text:p text:style-name="P54"><text:span text:style-name="T11"><text:s/></text:span><text:span text:style-name="T10"></text:span><text:span text:style-name="T16"> </text:span><text:span text:style-name="T8">IMPORTANT</text:span>: <text:span text:style-name="T25">create a cache directory under every css directory containing the script. This directory needs to be writable to world. In Linux the </text:span><text:span text:style-name="T26">commands to create the cache directory are:</text:span></text:p>
      <text:p text:style-name="P59">cd &lt;directory where you installed the above files&gt;</text:p>
      <text:p text:style-name="P59">mkdir cache</text:p>
      <text:p text:style-name="P59">chmod 777 cache</text:p>
      <text:p text:style-name="P56"/>
      <text:p text:style-name="P52"><text:span text:style-name="T26">The script will try to create the cache directory if it doesn’t exist but will most likely fail because of permissions</text:span><text:span text:style-name="T25">.</text:span></text:p>
      <text:p text:style-name="P53"><text:span text:style-name="T25"><text:s/></text:span></text:p>
      <text:p text:style-name="P20"><text:span text:style-name="T10"></text:span><text:span text:style-name="T16"> </text:span>You don’t need to modify any of your existing CSS, JavaScript, or image files to use these scripts.</text:p>
      <text:p text:style-name="Standard"/>
      <text:p text:style-name="P20"><text:span text:style-name="T10"></text:span><text:span text:style-name="T16"> </text:span>When using the expanded syntax for CSS below, statements must be separated by either a new line and/or a semicolon (;).</text:p>
      <text:p text:style-name="Standard"/>
      <text:p text:style-name="P20"><text:span text:style-name="T10"></text:span><text:span text:style-name="T16"> </text:span>These scripts set the expires header to 1 year by default. To force a download of a modified CSS, JavaScript, or image file you <text:span text:style-name="T20">may </text:span>need to either <text:span text:style-name="T20">clear your browser cache</text:span> or add a parameter as in:</text:p>
      <text:p text:style-name="Standard"/>
      <text:p text:style-name="P8">&lt;link type=“text/css” rel=“stylesheet” src=“css/main.css?version=1.1” /&gt;</text:p>
      <text:p text:style-name="P21">-or-</text:p>
      <text:p text:style-name="P8">&lt;link type=“text/css” rel=“stylesheet” src=“css/main_1_1.css” /&gt;</text:p>
      <text:p text:style-name="P8"/>
      <text:p text:style-name="P20"><text:span text:style-name="T10"></text:span><text:span text:style-name="T16"> </text:span><text:span text:style-name="T1">When debugging, add “?</text:span><text:span text:style-name="T5">debug</text:span><text:span text:style-name="T1">=</text:span><text:span text:style-name="T5">true</text:span><text:span text:style-name="T1">” to the end of your CSS URL. All </text:span><text:span text:style-name="T5">debug </text:span><text:span text:style-name="T1"><text:s/>messages are put into the CSS as comments. Here is an example:</text:span></text:p>
      <text:p text:style-name="P8"/>
      <text:p text:style-name="P8">&lt;link type=“text/css” rel=“stylesheet” src=“css/main.css?<text:span text:style-name="T25">degug=true</text:span>” /&gt;</text:p>
      <text:h text:style-name="P34" text:outline-level="2"><text:bookmark-start text:name="__RefHeading___Toc452026833"/>Customizing<text:bookmark-end text:name="__RefHeading___Toc452026833"/></text:h>
      <text:p text:style-name="Standard">At the top of css-filter-start.php script are variables that control the behavior of the Dynamic CSS replacement. Here is a description of the current variables:</text:p>
      <text:p text:style-name="Standard"/>
      <text:p text:style-name="P21"><text:span text:style-name="T6">$debug</text:span><text:span text:style-name="T1"> </text:span>– setting to true will output debug comments of the form /* debug */ in the output CSS. This setting is useful if trying to debug an issue with this filter. <text:span text:style-name="T19">The</text:span> default <text:span text:style-name="T19">is</text:span> <text:span text:style-name="T13">false</text:span>.</text:p>
      <text:p text:style-name="P25"><text:span text:style-name="T6">$cache</text:span><text:span text:style-name="T1"> </text:span>– setting to true will save the processed output to a subdirectory called cache. If the directory does not exist it will be created. Subsequent requests will return the cached file for the CSS file with the same parameters passed. This is to improve performance.<text:span text:style-name="T19">The</text:span> default <text:span text:style-name="T19">is</text:span> <text:span text:style-name="T14">true</text:span>.</text:p>
      <text:p text:style-name="P25"><text:span text:style-name="T6">$allow_eol_comments </text:span>– if set to true, will allow comments starting with // and run to the end of line. <text:span text:style-name="T19">The</text:span> default <text:span text:style-name="T19">is</text:span> <text:span text:style-name="T14">true</text:span>.</text:p>
      <text:p text:style-name="P25"><text:span text:style-name="T6">$compress</text:span><text:span text:style-name="T12"> </text:span>– if set to true will remove extra whitespace. It will leave a newline after each definition ( after each } curly brace ) for readability.<text:span text:style-name="T19">The</text:span> default <text:span text:style-name="T19">is</text:span> <text:span text:style-name="T14">true</text:span>.</text:p>
      <text:p text:style-name="P25"><text:span text:style-name="T6">$compress_comments</text:span><text:span text:style-name="T1"> </text:span>– removes all comments (regular and end-of-line if enabled).<text:span text:style-name="T19">The</text:span> default <text:span text:style-name="T19">is</text:span> <text:span text:style-name="T14">true</text:span>.</text:p>
      <text:p text:style-name="P21"><text:span text:style-name="T6">$handle_pngs</text:span><text:span text:style-name="T1"> </text:span>– will add the alpha filter if the browser’s UserAgent identifies itself as IE5.5/IE6. For older versions of IE the .png will be replaced with .gif or ..png8 (see $convert_to_png8). If the .gif or .png8 file doesn’t exist, it will be created on the server as long as you have the GD2 image library installed on your server. <text:span text:style-name="T19">The</text:span> default <text:span text:style-name="T19">is</text:span> <text:span text:style-name="T14">true</text:span>.</text:p>
      <text:p text:style-name="P26"><text:span text:style-name="T6">$use_alpha_filter</text:span><text:span text:style-name="T1"> </text:span>– if you want to use Internet Explorer’s alpha filter for versions IE5.5/IE6. If you would rather replace the .png with a .gif/.png8 the set this value to false. <text:s/><text:span text:style-name="T19">The</text:span> default <text:span text:style-name="T19">is</text:span> <text:span text:style-name="T15">false</text:span>.</text:p>
      <text:p text:style-name="P26"><text:span text:style-name="T6">$filter_sizing_method</text:span><text:span text:style-name="T1"> </text:span>– if you want the filter to crop the image to fit the dimensions of the container use ‘crop’. To have the image resize to fit the dimensions use ‘scale’. To leave the image alone with an expanding border as needed use ‘image’. <text:s/><text:span text:style-name="T19">The</text:span> default <text:span text:style-name="T19">is</text:span> ‘<text:span text:style-name="T13">scale</text:span>’. </text:p>
      <text:p text:style-name="P26"><text:span text:style-name="T6">$convert_to_png8</text:span><text:span text:style-name="T1"> </text:span>– png8 is an indexed 8 bit color version of the PNG format. It is similar to GIF and displays with transparency in older browsers. It does not support alpha transparency though. <text:span text:style-name="T19">The</text:span> default <text:span text:style-name="T19">is</text:span> <text:span text:style-name="T14">true</text:span>.</text:p>
      <text:p text:style-name="P21"/>
      <text:p text:style-name="P21"/>
      <text:p text:style-name="P21"/>
      <text:p text:style-name="Standard">▪ You can override these settings by passing the parameters on the CSS URL set as true or false. For example:</text:p>
      <text:p text:style-name="Standard"/>
      <text:p text:style-name="P8">&lt;link type=“text/css” rel=“stylesheet” src=“css/main.css?compress_comments=false” /&gt;</text:p>
      <text:h text:style-name="P34" text:outline-level="2"><text:bookmark-start text:name="__RefHeading___Toc1545_4286355216"/>Running the script from the command line<text:bookmark-end text:name="__RefHeading___Toc1545_4286355216"/></text:h>
      <text:p text:style-name="Standard"/>
      <text:p text:style-name="P57">To check your css without going through an apache server you can just use the following:</text:p>
      <text:p text:style-name="P57"/>
      <text:p text:style-name="P57"><text:tab/><text:span text:style-name="T28">php css-filter.php &lt;your css file&gt; [&lt;param1=value1&gt; [&lt;param2=value2&gt; ...]] </text:span></text:p>
      <text:p text:style-name="P57"/>
      <text:p text:style-name="P57">So to test the following link:</text:p>
      <text:p text:style-name="P57"/>
      <text:p text:style-name="P49"><text:tab/>&lt;link type=“text/css” src=“css/main.css?theme=blue&amp;country=us” /&gt;</text:p>
      <text:p text:style-name="P57"/>
      <text:p text:style-name="P57"><text:span text:style-name="T27">From the command line y</text:span>ou would run the following <text:span text:style-name="T27">in</text:span> the css directory:</text:p>
      <text:p text:style-name="P57"/>
      <text:p text:style-name="P57"><text:tab/><text:span text:style-name="T28">php <text:s/>css-filter.php <text:s/></text:span><text:span text:style-name="T29">main</text:span><text:span text:style-name="T28">.css <text:s/>t</text:span><text:span text:style-name="T29">heme=blue</text:span><text:span text:style-name="T28"> <text:s/></text:span><text:span text:style-name="T29">country=us</text:span></text:p>
      <text:p text:style-name="P57"/>
      <text:p text:style-name="P58">The output will be sent to your screen and if the cache directory is writable a copy will be saved there as 'main.css_theme=blue_country=us'. </text:p>
      <text:h text:style-name="P34" text:outline-level="2"><text:bookmark-start text:name="__RefHeading___Toc452026834"/>@include<text:bookmark-end text:name="__RefHeading___Toc452026834"/></text:h>
      <text:p text:style-name="P8"><text:tab/>@include ‘file.css’ [;]</text:p>
      <text:p text:style-name="P8"><text:tab/>@include url(‘file.css’) [;]</text:p>
      <text:p text:style-name="P8"/>
      <text:p text:style-name="Standard">Both forms are equivalent. The syntax mimics the @import command.</text:p>
      <text:p text:style-name="Standard">This command is like @import except it includes the CSS on the server. The @include may also be on any line within your CSS file. The text from the included CSS file will be added in place. You can nest @includes as well.</text:p>
      <text:p text:style-name="Standard"/>
      <text:p text:style-name="P22">main.css:</text:p>
      <text:p text:style-name="P22"/>
      <text:p text:style-name="P9">body {</text:p>
      <text:p text:style-name="P9"><text:tab/>color: #000;</text:p>
      <text:p text:style-name="P9"><text:tab/>background-color: #CCC;</text:p>
      <text:p text:style-name="P12">@include ‘includes/second.css’</text:p>
      <text:p text:style-name="P9">}</text:p>
      <text:p text:style-name="P8"/>
      <text:p text:style-name="P22">includes/second.css:</text:p>
      <text:p text:style-name="P22"/>
      <text:p text:style-name="P9">@include ‘includes/third.css’</text:p>
      <text:p text:style-name="P9"><text:bookmark-start text:name="OLE_LINK2"/><text:bookmark-start text:name="OLE_LINK1"/>padding: $padding;</text:p>
      <text:p text:style-name="P8"><text:bookmark-end text:name="OLE_LINK2"/><text:bookmark-end text:name="OLE_LINK1"/></text:p>
      <text:p text:style-name="P22">includes/third.css:</text:p>
      <text:p text:style-name="P22"/>
      <text:p text:style-name="P9">text-decoration: none;</text:p>
      <text:p text:style-name="P9">set $padding = 5em;</text:p>
      <text:p text:style-name="P8"/>
      <text:p text:style-name="Standard">Will send the following to the browser when main.css is requested:</text:p>
      <text:p text:style-name="Standard"/>
      <text:p text:style-name="P9">body {</text:p>
      <text:p text:style-name="P9"><text:tab/>color: #000;</text:p>
      <text:p text:style-name="P9"><text:tab/>background-color: #CCC;</text:p>
      <text:p text:style-name="P9"><text:tab/>padding: 5em;</text:p>
      <text:p text:style-name="P9"><text:tab/>text-decoration: none;</text:p>
      <text:p text:style-name="P9">}</text:p>
      <text:h text:style-name="P34" text:outline-level="2"><text:bookmark-start text:name="__RefHeading___Toc452026835"/>Variables<text:bookmark-end text:name="__RefHeading___Toc452026835"/></text:h>
      <text:p text:style-name="P8"><text:tab/>set name = value [;]</text:p>
      <text:p text:style-name="P8"><text:tab/>eval name <text:s/>= expression [;]</text:p>
      <text:p text:style-name="P8"/>
      <text:p text:style-name="Standard"><text:span text:style-name="T21">All v</text:span>ariables are treated as PHP <text:span text:style-name="T21">string </text:span>variables. <text:span text:style-name="T21">Variables</text:span> can be surrounded with quotes but the quotes will be removed when the value is substituted. If you need surrounding quotes (this does not include internal quotes), add an extra set of quotes. For example:</text:p>
      <text:p text:style-name="Standard"/>
      <text:p text:style-name="P8"><text:tab/>set font-family = “Courier New”, Courier, monotype; </text:p>
      <text:p text:style-name="P8"><text:tab/>font-family: $font-family; // OK – quotes will not be stripped</text:p>
      <text:p text:style-name="P11"/>
      <text:p text:style-name="P8"><text:tab/>set main-font <text:s/>= “Courier New”; </text:p>
      <text:p text:style-name="P8"><text:tab/>font-family: $main-font, Courier, monotype; // NOT OK – quotes will be stripped</text:p>
      <text:p text:style-name="P11"/>
      <text:p text:style-name="P8"><text:tab/>set main-font <text:s/>= ‘“Courier New”’; </text:p>
      <text:p text:style-name="P8"><text:tab/>font-family: $main-font, Courier, monotype; // OK – quotes will not be stripped</text:p>
      <text:p text:style-name="P8"/>
      <text:p text:style-name="Standard">Use the set command to set a static string to a variable. Use the eval command to assign the output of the expression to a variable. The eval command is a good way to bridge to PHP since PHP’s variables like $_GET, $_POST, $_REQUEST, $_SERVER, $_COOKIES are not directly usable as variables in the CSS file. </text:p>
      <text:p text:style-name="Standard"/>
      <text:p text:style-name="Standard">The optional semicolon at the end of the set and eval statements will be removed.</text:p>
      <text:p text:style-name="Standard"/>
      <text:p text:style-name="Standard">Variables can be delimited with curly brackets to avoid ambiguity in your CSS. Here is an example of using delimited variables to avoid ambiguity:</text:p>
      <text:p text:style-name="Standard"/>
      <text:p text:style-name="P8"><text:tab/>set margin = 20px;</text:p>
      <text:p text:style-name="P8"><text:tab/>set margin-left = 10px;</text:p>
      <text:p text:style-name="P8"/>
      <text:p text:style-name="P8"><text:tab/>#main {</text:p>
      <text:p text:style-name="P8"><text:tab/><text:tab/>margin: $margin;</text:p>
      <text:p text:style-name="P8"><text:tab/><text:tab/>margin-left: ${margin-left}; // to avoid expanding to 20px-left;</text:p>
      <text:p text:style-name="P8"><text:tab/>}<text:tab/><text:tab/></text:p>
      <text:p text:style-name="P8"/>
      <text:p text:style-name="Standard">Variables can be added anywhere in the CSS and will be expanded when output. Here are some examples of setting a variable:</text:p>
      <text:p text:style-name="Standard"/>
      <text:p text:style-name="P8"><text:tab/>set default-color = #0fd98e;</text:p>
      <text:p text:style-name="P8"><text:tab/>set color = $default-color;</text:p>
      <text:p text:style-name="P8"/>
      <text:p text:style-name="P8"><text:tab/>div.side { color: $color; }<text:tab/>// color: #0fd98e;</text:p>
      <text:p text:style-name="Standard">An example setting a variable based on the output from a PHP eval():<text:line-break/></text:p>
      <text:p text:style-name="P8"><text:soft-page-break/><text:tab/>eval user_agent <text:s/>= $_SERVER[‘HTTP_USER_AGENT’];</text:p>
      <text:p text:style-name="P9">if ( strstr( $user_agent, ‘Mac’ ) !== false )</text:p>
      <text:p text:style-name="P9"><text:tab/>// Dynamic behavior like this should be avoided because of caching.</text:p>
      <text:p text:style-name="P9"><text:tab/>// A better approach would be to pass the dynamic variable on </text:p>
      <text:p text:style-name="P8"><text:tab/><text:tab/>// the css &lt;link/&gt; as an argument: </text:p>
      <text:p text:style-name="P12">// href=“main.css?user_agent=&lt;?=$_SERVER[‘HTTP_USER_AGENT’]?&gt;”</text:p>
      <text:p text:style-name="P9">endif</text:p>
      <text:p text:style-name="P10"/>
      <text:p text:style-name="P9"/>
      <text:p text:style-name="P9">// A more practical example</text:p>
      <text:p text:style-name="P9">set width = 1000;</text:p>
      <text:p text:style-name="P9">set number-of-sections = 4;</text:p>
      <text:p text:style-name="P9"/>
      <text:p text:style-name="P9">// note the delimiters are needed on the second variable since the ‘-‘ would be </text:p>
      <text:p text:style-name="P9">// evaluated as a minus sign otherwise.</text:p>
      <text:p text:style-name="P9">eval section-width = $width / ${number-of-sections};</text:p>
      <text:p text:style-name="P9"/>
      <text:p text:style-name="P9">#section-1 {</text:p>
      <text:p text:style-name="P9"><text:tab/>width: ${section-width}px; // need delimiters here to avoid ambiguity</text:p>
      <text:p text:style-name="P9">}</text:p>
      <text:p text:style-name="P9">#section-2 {</text:p>
      <text:p text:style-name="P9"><text:tab/>width: ${section-width}px;</text:p>
      <text:p text:style-name="P9">}</text:p>
      <text:p text:style-name="P9">#section-3 {</text:p>
      <text:p text:style-name="P9"><text:tab/>width: ${section-width}px;</text:p>
      <text:p text:style-name="P9">}</text:p>
      <text:p text:style-name="P9">#section-4 {</text:p>
      <text:p text:style-name="P9"><text:tab/>width: ${section-width}px;</text:p>
      <text:p text:style-name="P9">}</text:p>
      <text:h text:style-name="P34" text:outline-level="2"><text:bookmark-start text:name="__RefHeading___Toc452026836"/>Using PHP Variables<text:bookmark-end text:name="__RefHeading___Toc452026836"/></text:h>
      <text:p text:style-name="Standard"/>
      <text:p text:style-name="Standard">Passing variables to CSS:</text:p>
      <text:p text:style-name="Standard"/>
      <text:p text:style-name="P8">&lt;link type=“text/css” rel=“stylesheet” src=“css/main.css?theme=blue” /&gt;</text:p>
      <text:p text:style-name="P8"/>
      <text:p text:style-name="Standard">Passed variables are added to the variables available within the CSS file. It also has the added advantage of creating a separate cache file which avoids the problem mentioned in the previous section.</text:p>
      <text:p text:style-name="Standard"/>
      <text:p text:style-name="P22">main.css:</text:p>
      <text:p text:style-name="P22"/>
      <text:p text:style-name="P9">#main {</text:p>
      <text:p text:style-name="P9">if ( $theme == ‘blue’ )</text:p>
      <text:p text:style-name="P12">color: white;</text:p>
      <text:p text:style-name="P12">background-color: blue;</text:p>
      <text:p text:style-name="P9">else</text:p>
      <text:p text:style-name="P12">color: black;</text:p>
      <text:p text:style-name="P12">background-color: white;</text:p>
      <text:p text:style-name="P9">endif</text:p>
      <text:p text:style-name="P9">}</text:p>
      <text:p text:style-name="P8"/>
      <text:p text:style-name="Standard">PHP has global variables defined (see PHP documentation for more details):</text:p>
      <text:p text:style-name="P23"><text:a xlink:type="simple" xlink:href="http://php.net/manual/en/reserved.variables.server.php" text:style-name="Internet_20_link" text:visited-style-name="Visited_20_Internet_20_Link"><text:span text:style-name="Internet_20_link"><text:span text:style-name="T17">$_SERVER</text:span></text:span></text:a></text:p>
      <text:p text:style-name="P23"><text:a xlink:type="simple" xlink:href="http://php.net/manual/en/reserved.variables.get.php" text:style-name="Internet_20_link" text:visited-style-name="Visited_20_Internet_20_Link"><text:span text:style-name="Internet_20_link"><text:span text:style-name="T17">$_GET</text:span></text:span></text:a></text:p>
      <text:p text:style-name="P23"><text:a xlink:type="simple" xlink:href="http://php.net/manual/en/reserved.variables.post.php" text:style-name="Internet_20_link" text:visited-style-name="Visited_20_Internet_20_Link"><text:span text:style-name="Internet_20_link"><text:span text:style-name="T17">$_POST</text:span></text:span></text:a></text:p>
      <text:p text:style-name="P23"><text:a xlink:type="simple" xlink:href="http://php.net/manual/en/reserved.variables.files.php" text:style-name="Internet_20_link" text:visited-style-name="Visited_20_Internet_20_Link"><text:span text:style-name="Internet_20_link"><text:span text:style-name="T17">$_FILES</text:span></text:span></text:a></text:p>
      <text:p text:style-name="P23"><text:a xlink:type="simple" xlink:href="http://php.net/manual/en/reserved.variables.request.php" text:style-name="Internet_20_link" text:visited-style-name="Visited_20_Internet_20_Link"><text:span text:style-name="Internet_20_link"><text:span text:style-name="T17">$_REQUEST</text:span></text:span></text:a></text:p>
      <text:p text:style-name="P23"><text:a xlink:type="simple" xlink:href="http://php.net/manual/en/reserved.variables.session.php" text:style-name="Internet_20_link" text:visited-style-name="Visited_20_Internet_20_Link"><text:span text:style-name="Internet_20_link"><text:span text:style-name="T17">$_SESSION</text:span></text:span></text:a></text:p>
      <text:p text:style-name="P23"><text:a xlink:type="simple" xlink:href="http://php.net/manual/en/reserved.variables.environment.php" text:style-name="Internet_20_link" text:visited-style-name="Visited_20_Internet_20_Link"><text:span text:style-name="Internet_20_link"><text:span text:style-name="T17">$_ENV</text:span></text:span></text:a></text:p>
      <text:p text:style-name="P23"><text:a xlink:type="simple" xlink:href="http://php.net/manual/en/reserved.variables.cookies.php" text:style-name="Internet_20_link" text:visited-style-name="Visited_20_Internet_20_Link"><text:span text:style-name="Internet_20_link"><text:span text:style-name="T17">$_COOKIE</text:span></text:span></text:a></text:p>
      <text:p text:style-name="P19"/>
      <text:p text:style-name="Standard">You can access these variables in conditionals and using eval. Caution be used when accessing PHP’s predefined variables especially due to the caching issues. Variables and variable substitution are not handled by PHP so the following will <text:span text:style-name="T12">not</text:span> work:</text:p>
      <text:p text:style-name="Standard"/>
      <text:p text:style-name="P9">body</text:p>
      <text:p text:style-name="P9">{</text:p>
      <text:p text:style-name="P9"><text:tab/>background-color: $_COOKIE['background_color'];</text:p>
      <text:p text:style-name="P9"><text:tab/>color: $_COOKIE['color'];</text:p>
      <text:p text:style-name="P9"><text:tab/>font: normal 75%/1.3em Verdana, Geneva, Helvetica, sans-serif;</text:p>
      <text:p text:style-name="P9"><text:tab/>text-align: center;</text:p>
      <text:p text:style-name="P9">}</text:p>
      <text:p text:style-name="P8"><text:soft-page-break/></text:p>
      <text:p text:style-name="Standard">By setting a variable using the eval command, the following <text:span text:style-name="T12">will</text:span> work:</text:p>
      <text:p text:style-name="Standard"/>
      <text:p text:style-name="P9">eval background_color = $_COOKIE['background_color'];</text:p>
      <text:p text:style-name="P9">eval color = $_COOKIE['color'];</text:p>
      <text:p text:style-name="P9">body</text:p>
      <text:p text:style-name="P9">{</text:p>
      <text:p text:style-name="P9"><text:tab/>background-color: $background_color;</text:p>
      <text:p text:style-name="P9"><text:tab/>color: $color;</text:p>
      <text:p text:style-name="P9"><text:tab/>font: normal 75%/1.3em Verdana, Geneva, Helvetica, sans-serif;</text:p>
      <text:p text:style-name="P9"><text:tab/>text-align: center;</text:p>
      <text:p text:style-name="P9">}</text:p>
      <text:p text:style-name="P8"/>
      <text:p text:style-name="Standard">Since expression are evaluated using PHP, you <text:span text:style-name="T12">can</text:span> use the server variables in if and elif /elseif expressions:</text:p>
      <text:p text:style-name="Standard"/>
      <text:p text:style-name="P9">body</text:p>
      <text:p text:style-name="P9">{</text:p>
      <text:p text:style-name="P9">if ($_COOKIE[‘theme’] == ‘blue’)</text:p>
      <text:p text:style-name="P9"><text:tab/>color: #FFF;</text:p>
      <text:p text:style-name="P9"><text:tab/>background-color: #03C;</text:p>
      <text:p text:style-name="P9">else</text:p>
      <text:p text:style-name="P9"><text:tab/>color: #000;</text:p>
      <text:p text:style-name="P9"><text:tab/>background-color: #CCC;</text:p>
      <text:p text:style-name="P9">endif</text:p>
      <text:p text:style-name="P9">}</text:p>
      <text:p text:style-name="P14"/>
      <text:p text:style-name="P15">Note that surrounding quotes are necessary for user defined variables in expressions but not for PHP server variables in expressions. For the above example the following 2 if clauses would work while the third would fail:</text:p>
      <text:p text:style-name="P15"/>
      <text:p text:style-name="P27"><text:span text:style-name="T1">if ($_COOKIE[‘theme’] == ‘blue’)<text:tab/>// </text:span><text:span text:style-name="T2">OK</text:span></text:p>
      <text:p text:style-name="P16">if (‘$color’ == ‘blue’)<text:tab/><text:tab/><text:tab/>// OK</text:p>
      <text:p text:style-name="P16">if ($color == ‘blue’)<text:tab/><text:tab/><text:tab/>// FAIL</text:p>
      <text:p text:style-name="P16"/>
      <text:p text:style-name="P16">set quoted_color = “’$color’”;</text:p>
      <text:p text:style-name="P16">if ($quoted_color == ‘blue’)<text:tab/><text:tab/>// OK</text:p>
      <text:h text:style-name="P34" text:outline-level="2"><text:bookmark-start text:name="__RefHeading___Toc452026837"/>Expressions<text:bookmark-end text:name="__RefHeading___Toc452026837"/></text:h>
      <text:p text:style-name="P8"><text:tab/>eval expression [;]</text:p>
      <text:p text:style-name="P8"><text:tab/>eval variable = expression [;]</text:p>
      <text:p text:style-name="P8"><text:tab/>if ( expression ) [;]</text:p>
      <text:p text:style-name="P8"><text:tab/>elseif ( expression ) [;]</text:p>
      <text:p text:style-name="P8"><text:tab/>elif ( expression ) [;]</text:p>
      <text:p text:style-name="P8"/>
      <text:p text:style-name="Standard">Expressions are evaluated using PHP. This means you have the full PHP syntax available to you in these statements.</text:p>
      <text:p text:style-name="Standard"/>
      <text:p text:style-name="Standard">The first form of the eval command passes off the expression to PHP for execution but ignores any result. The second form not only passes an expression off to the PHP engine for evaluation but also assigns any returned value to variable cast as a string.</text:p>
      <text:p text:style-name="Standard"/>
      <text:p text:style-name="Standard">Delimitted variables (surrounded by {}) are substituted first. This means variables behave differently when used in expressions depending if they are delimited or not. Expressions are then passed to PHP for evaluation. Conditionals (if, elseif) have the return result cast to a boolean.</text:p>
      <text:p text:style-name="Standard"/>
      <text:p text:style-name="Standard">Here are some examples:</text:p>
      <text:p text:style-name="P8"/>
      <text:p text:style-name="P9">set valid_php_variable = #FCDEFA;</text:p>
      <text:p text:style-name="P9">set <text:span text:style-name="T22">valid_php_</text:span>variable_<text:span text:style-name="T22">2</text:span> = ‘not good’;</text:p>
      <text:p text:style-name="P9"/>
      <text:p text:style-name="P9">if ( $valid_php_variable == ‘#FCDEFA’ ) </text:p>
      <text:p text:style-name="P13">// OK – expression evaluates to true</text:p>
      <text:p text:style-name="P9">endif</text:p>
      <text:p text:style-name="P9"/>
      <text:p text:style-name="P17">if ( ${<text:span text:style-name="T22">valid_php_</text:span>variable_<text:span text:style-name="T22">2</text:span>} == ‘not good’ )</text:p>
      <text:p text:style-name="P24"><text:span text:style-name="T1">// OK – </text:span><text:span text:style-name="T3">delimited </text:span><text:span text:style-name="T1">variable substitution </text:span><text:span text:style-name="T3">made first</text:span></text:p>
      <text:p text:style-name="P9">endif</text:p>
      <text:p text:style-name="P9"/>
      <text:p text:style-name="P17">if ( $<text:span text:style-name="T22">valid_php_</text:span>variable_<text:span text:style-name="T22">2</text:span> == ‘not good’ )</text:p>
      <text:p text:style-name="P28"><text:span text:style-name="T1">// FAILS – </text:span><text:span text:style-name="T3">substitutes $valid_php_variable first</text:span></text:p>
      <text:p text:style-name="P13">// results in ( ‘<text:span text:style-name="T22">#FCDEFA’_2</text:span> == ‘not good’ )</text:p>
      <text:p text:style-name="P9">endif</text:p>
      <text:p text:style-name="P9"/>
      <text:p text:style-name="P17">eval bad_result = $<text:span text:style-name="T22">valid_php_</text:span>variable_<text:span text:style-name="T22">2;</text:span> // = ‘<text:span text:style-name="T22">#FCDEFA_2’</text:span></text:p>
      <text:p text:style-name="P9"/>
      <text:p text:style-name="P29"><text:span text:style-name="T1">eval good_result = ${</text:span><text:span text:style-name="T3">valid_php_</text:span><text:span text:style-name="T1">variable_</text:span><text:span text:style-name="T3">2</text:span><text:span text:style-name="T1">} . ‘ - great!’; // = ‘not good – great! ‘</text:span></text:p>
      <text:p text:style-name="P8"/>
      <text:h text:style-name="P34" text:outline-level="2"><text:bookmark-start text:name="__RefHeading___Toc452026838"/>Conditional Logic<text:bookmark-end text:name="__RefHeading___Toc452026838"/></text:h>
      <text:p text:style-name="P8"><text:tab/>if ( expression ) [;]</text:p>
      <text:p text:style-name="Standard"><text:span text:style-name="T1"><text:tab/>elif ( expression )</text:span><text:span text:style-name="T6"> </text:span><text:span text:style-name="T1">[;] </text:span><text:span text:style-name="T6">–or– </text:span><text:span text:style-name="T1">elseif ( expression ) [;]</text:span></text:p>
      <text:p text:style-name="P8"><text:tab/>else [;]</text:p>
      <text:p text:style-name="P8"><text:tab/>endif [;]</text:p>
      <text:p text:style-name="P8"/>
      <text:p text:style-name="Standard">Conditional logic works similar to most languages. elif and elseif are the same function, use whichever is you feel more comfortable with. </text:p>
      <text:p text:style-name="Standard"/>
      <text:p text:style-name="Standard">Here is an example:</text:p>
      <text:p text:style-name="P8"/>
      <text:p text:style-name="P9">set default_color = #FCDEFA;</text:p>
      <text:p text:style-name="P23"><text:span text:style-name="T1">set </text:span><text:span text:style-name="T4">d</text:span><text:span text:style-name="T1">efault_background_color = #1D3C66;</text:span></text:p>
      <text:p text:style-name="P9"/>
      <text:p text:style-name="P9">body {</text:p>
      <text:p text:style-name="P9">if ( $theme == ‘dark’ ) </text:p>
      <text:p text:style-name="P13">color: #999; background-color: #000;</text:p>
      <text:p text:style-name="P8"><text:tab/>elseif ( $theme == ‘light’ )</text:p>
      <text:p text:style-name="P13">color: #000; background-color: #FFF;</text:p>
      <text:p text:style-name="P8"><text:tab/>else</text:p>
      <text:p text:style-name="P8"><text:tab/><text:tab/>color: $default_color; background_color: $default_background_color;</text:p>
      <text:p text:style-name="P9">endif</text:p>
      <text:p text:style-name="P9">}</text:p>
      <text:p text:style-name="P9"/>
      <text:p text:style-name="Standard">Theme in this case could be set at the top of the CSS file or passed in on the HTML as a parameter:</text:p>
      <text:p text:style-name="P9"/>
      <text:p text:style-name="P9">&lt;link href=”main.css?theme=dark" rel="stylesheet" type="text/css" /&gt;</text:p>
      <text:p text:style-name="P8"/>
      <text:p text:style-name="Standard">You can also nest if/elseif/else logic as deep as you like. Just be sure to terminate each nested if with and endif.</text:p>
      <text:p text:style-name="P9"/>
      <text:p text:style-name="P9">// <text:span text:style-name="T23">The following outputs: color: #green;</text:span></text:p>
      <text:p text:style-name="P9">if true</text:p>
      <text:p text:style-name="P9"><text:s text:c="4"/>if false</text:p>
      <text:p text:style-name="P9"><text:s text:c="8"/>color: #red;</text:p>
      <text:p text:style-name="P9"><text:s text:c="4"/>else</text:p>
      <text:p text:style-name="P9"><text:s text:c="8"/>color: #green;</text:p>
      <text:p text:style-name="P9"><text:s text:c="4"/>endif</text:p>
      <text:p text:style-name="P9">else</text:p>
      <text:p text:style-name="P9"><text:s text:c="4"/>color: #orange;</text:p>
      <text:p text:style-name="P9">endif</text:p>
      <text:h text:style-name="P34" text:outline-level="2"><text:bookmark-start text:name="__RefHeading___Toc452026839"/>Modifying Headers<text:bookmark-end text:name="__RefHeading___Toc452026839"/></text:h>
      <text:p text:style-name="P8"><text:tab/>set-header header_information [;]</text:p>
      <text:p text:style-name="P11">expires</text:p>
      <text:p text:style-name="P13">immediate | yesterday</text:p>
      <text:p text:style-name="P13">now</text:p>
      <text:p text:style-name="P13">n minute[s]</text:p>
      <text:p text:style-name="P13">n hour[s]</text:p>
      <text:p text:style-name="P13">n day[s]</text:p>
      <text:p text:style-name="P13">n week[s]</text:p>
      <text:p text:style-name="P24"><text:span text:style-name="T1">n month[s] </text:span><text:span text:style-name="T7">(approximate)</text:span></text:p>
      <text:p text:style-name="P13">n year[s]</text:p>
      <text:p text:style-name="P8"/>
      <text:p text:style-name="Standard">You can modify any header sent to the browser using the first form. An example using variable substitution and conditional logic:</text:p>
      <text:p text:style-name="Standard"/>
      <text:p text:style-name="P8"><text:tab/>eval agent = $_SERVER[‘HTTP_USER_AGENT’];</text:p>
      <text:p text:style-name="P8"><text:tab/>set header = Vary: Accept-Encoding;</text:p>
      <text:p text:style-name="P8"><text:tab/>if ( stristr( ‘$agent’, ‘msie’ ) !== false )</text:p>
      <text:p text:style-name="P8"><text:tab/><text:tab/>set-header $header;</text:p>
      <text:p text:style-name="P8"><text:tab/>endif</text:p>
      <text:p text:style-name="P8"/>
      <text:p text:style-name="Standard">The expires command sets the expiration of the CSS file. This tells the browser when to next download this file. Note if you set a far expires date (e.g. expires 1 year), you cannot force a refresh by setting an expires immediate. This is because the browser may not even request that CSS file until it expires (e.g. a year later). </text:p>
      <text:h text:style-name="P34" text:outline-level="2"><text:bookmark-start text:name="__RefHeading___Toc452026840"/>Automatic Background Image Conversion<text:bookmark-end text:name="__RefHeading___Toc452026840"/></text:h>
      <text:p text:style-name="Standard"/>
      <text:p text:style-name="Standard">Any background image that uses a png image will be either converted to a gif or png-8 depending on the setting of $convert_to_png8. If the corresponding gif/png8 file does not exist, a new image will be created from the background png image. The directory where your background images reside must be writable for this to work. You also should turn off caching when testing as the conversion won’t take place if the CSS file has been cached. </text:p>
      <text:p text:style-name="Standard"/>
      <text:p text:style-name="Standard">The matte color (for areas where there is alpha transparency) defaults to #fff. If you have a different color background, you can set the matte color using the following syntax:</text:p>
      <text:p text:style-name="Standard"/>
      <text:p text:style-name="Standard"><text:span text:style-name="T1"><text:tab/>matte-color: #</text:span><text:span text:style-name="T7">{3 hex color code}</text:span><text:span text:style-name="T1"> | #</text:span><text:span text:style-name="T7">{6 hex color code}</text:span><text:span text:style-name="T1"> [;]</text:span></text:p>
      <text:p text:style-name="P8"/>
      <text:p text:style-name="Standard">Here is an example:</text:p>
      <text:p text:style-name="Standard"/>
      <text:p text:style-name="P19"><text:tab/>matte-color: #ab90ff;</text:p>
      <text:p text:style-name="P8"><text:tab/>background: url(‘../images/xyz.png’) 0 0 no-repeat;</text:p>
      <text:p text:style-name="P8"><text:tab/>…</text:p>
      <text:p text:style-name="P8"/>
      <text:p text:style-name="Standard">The matte color will be used from then on for all further conversions so you don’t need to keep reissuing the command before all background images. If your matte changes, then of course you need to reissue the matte-color command with the new val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Wingdings 2" svg:font-family="'Wingdings 2'" style:font-family-generic="roman"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2" fo:font-family="'Wingdings 2'" style:font-family-generic="roman" style:font-pitch="variable" style:font-charset="x-symbol"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0"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0"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302in" fo:margin-left="0.052in"/>
        </style:list-level-properties>
        <style:text-properties style:font-name="Wingdings 2"/>
      </text:list-level-style-bullet>
      <text:list-level-style-bullet text:level="2" text:style-name="WW8Num5z1" loext:num-list-format="%2%." style:num-suffix="."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style style:name="Mdp1" style:family="drawing-page">
      <style:drawing-page-properties draw:fill="solid" draw:background-size="full" draw:fill-color="#ffffff" draw:opacity="0%"/>
    </style:style>
  </office:automatic-styles>
  <office:master-styles>
    <style:master-page style:name="Standard" style:page-layout-name="Mpm1" draw:style-name="Mdp1">
      <style:footer>
        <text:p text:style-name="MP1">Page <text:page-number text:select-page="current">17</text:page-number><text:s/>of <text:page-count style:num-format="1">1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uide for Dynamic CSS</dc:title>
    <dc:subject/>
    <meta:keyword/>
    <dc:description/>
    <meta:initial-creator>Kepler Gelotte</meta:initial-creator>
    <meta:creation-date>2016-05-26T11:53:00</meta:creation-date>
    <dc:date>2024-08-08T15:54:41.170589653</dc:date>
    <meta:print-date>2016-05-26T21:54:00</meta:print-date>
    <meta:editing-cycles>11</meta:editing-cycles>
    <meta:editing-duration>PT10H39M51S</meta:editing-duration>
    <meta:generator>LibreOffice/7.3.7.2$Linux_X86_64 LibreOffice_project/30$Build-2</meta:generator>
    <meta:document-statistic meta:table-count="0" meta:image-count="0" meta:object-count="0" meta:page-count="17" meta:paragraph-count="317" meta:word-count="2805" meta:character-count="17346" meta:non-whitespace-character-count="14711"/>
  </office:meta>
</office:document-meta>
</file>